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dde8cb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in"/>
    </style:style>
    <style:style style:name="ce36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row table:style-name="ro1">
          <table:table-cell table:style-name="ce29"/>
          <table:table-cell table:style-name="ce31" office:value-type="string" calcext:value-type="string" table:number-columns-spanned="3" table:number-rows-spanned="1">
            <text:p>Extract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Make tables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Resume table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Latex table/graph</text:p>
          </table:table-cell>
          <table:covered-table-cell table:style-name="ce35"/>
          <table:covered-table-cell table:style-name="ce39"/>
        </table:table-row>
        <table:table-row table:style-name="ro1">
          <table:table-cell table:style-name="ce29" office:value-type="string" calcext:value-type="string">
            <text:p>small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</table:table-row>
        <table:table-row table:style-name="ro1">
          <table:table-cell office:value-type="string" calcext:value-type="string">
            <text:p>csarp</text:p>
          </table:table-cell>
          <table:table-cell table:number-columns-repeated="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sarp</text:p>
          </table:table-cell>
          <table:table-cell table:number-columns-repeated="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sarp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medium</text:p>
          </table:table-cell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</table:table-row>
        <table:table-row table:style-name="ro1">
          <table:table-cell office:value-type="string" calcext:value-type="string">
            <text:p>csarp1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arp2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arp3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arp4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sarp1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sarp2</text:p>
          </table:table-cell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arge</text:p>
          </table:table-cell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</table:table-row>
        <table:table-row table:style-name="ro1">
          <table:table-cell table:style-name="ce30"/>
          <table:table-cell table:number-columns-repeated="12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2:45:37.31250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0:08:42.586554947</meta:creation-date>
    <dc:date>2022-08-30T17:06:05.604586072</dc:date>
    <meta:editing-duration>PT9H34M36S</meta:editing-duration>
    <meta:editing-cycles>9</meta:editing-cycles>
    <meta:generator>LibreOffice/6.4.7.2$Linux_X86_64 LibreOffice_project/40$Build-2</meta:generator>
    <meta:document-statistic meta:table-count="1" meta:cell-count="75" meta:object-count="0"/>
  </office:meta>
</office:document-meta>
</file>